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999558498896247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3" office:value-type="float" office:value="0.999558498896247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7" office:value-type="float" office:value="0.999558498896247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558498896247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000441501103752759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4" office:value-type="float" office:value="0.000441501103752759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000441501103752759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441501103752759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99911426040744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.99911426040744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11426040744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000885739592559787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000885739592559787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5739592559787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998664886515354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664886515354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00133511348464619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3511348464619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214285714286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78571428571429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997802197802198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802197802198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802197802198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802197802198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802197802198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0021978021978022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1978021978022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1978021978022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1978021978022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1978021978022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99732620320855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32620320855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326203208556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7326203208556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00267379679144385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67379679144385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67379679144385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267379679144385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99692307692307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6923076923077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6923076923077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00307692307692308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307692307692308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307692307692308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68327402135231" calcext:value-type="float">
            <text:p>0,87</text:p>
          </table:table-cell>
          <table:table-cell office:value-type="float" office:value="0.716666666666667" calcext:value-type="float">
            <text:p>0,72</text:p>
          </table:table-cell>
          <table:table-cell office:value-type="float" office:value="0.868327402135231" calcext:value-type="float">
            <text:p>0,87</text:p>
          </table:table-cell>
          <table:table-cell office:value-type="float" office:value="0.716666666666667" calcext:value-type="float">
            <text:p>0,7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131672597864769" calcext:value-type="float">
            <text:p>0,13</text:p>
          </table:table-cell>
          <table:table-cell office:value-type="float" office:value="0.283333333333333" calcext:value-type="float">
            <text:p>0,28</text:p>
          </table:table-cell>
          <table:table-cell office:value-type="float" office:value="0.131672597864769" calcext:value-type="float">
            <text:p>0,13</text:p>
          </table:table-cell>
          <table:table-cell office:value-type="float" office:value="0.283333333333333" calcext:value-type="float">
            <text:p>0,2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996031746031746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00396825396825397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53:33.67793436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56:20.137895689</dc:date>
    <meta:editing-duration>PT22M43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